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text>Has a control variable "PROC_TIME" which indicates the time to complete a job.</mtext>
        </mtd>
      </mtr>
      <mtr>
        <mtd>
          <mtext>This processer can receive jobs while it is processing. It does this by incrementing a counter.</mtext>
        </mtd>
      </mtr>
      <mtr>
        <mtd>
          <mrow/>
        </mtd>
      </mtr>
      <mtr>
        <mtd columnalign="left">
          <mrow>
            <mrow>
              <msub>
                <mi mathvariant="italic">DEVS</mi>
                <mtext>buff_proc</mtext>
              </msub>
              <mo stretchy="false">=</mo>
              <mrow>
                <mo fence="true" stretchy="false">[</mo>
                <mrow>
                  <mrow>
                    <mi>X</mi>
                    <mi>,</mi>
                    <mi>Y</mi>
                    <mi>,</mi>
                    <mi>S</mi>
                    <mi>,</mi>
                    <msub>
                      <mi>δ</mi>
                      <mtext>ext</mtext>
                    </msub>
                    <mi>,</mi>
                    <msub>
                      <mi>δ</mi>
                      <mtext>int</mtext>
                    </msub>
                    <mi>,</mi>
                    <mi>λ</mi>
                    <mi>,</mi>
                    <mi mathvariant="italic">ta</mi>
                  </mrow>
                </mrow>
                <mo fence="true" stretchy="false">]</mo>
              </mrow>
            </mrow>
            <mi>.</mi>
          </mrow>
        </mtd>
      </mtr>
      <mtr>
        <mtd>
          <mrow/>
        </mtd>
      </mtr>
      <mtr>
        <mtd columnalign="left">
          <mrow>
            <mrow>
              <mi>X</mi>
              <mo stretchy="false">=</mo>
              <mi mathvariant="normal">ℝ</mi>
            </mrow>
            <mi>.</mi>
            <mtext>could be anything really</mtext>
          </mrow>
        </mtd>
      </mtr>
      <mtr>
        <mtd columnalign="left">
          <mrow>
            <mrow>
              <mi>Y</mi>
              <mo stretchy="false">=</mo>
              <mi mathvariant="normal">ℝ</mi>
            </mrow>
            <mi>.</mi>
            <mtext>could be anything really (yes that is a pun)</mtext>
          </mrow>
        </mtd>
      </mtr>
      <mtr>
        <mtd columnalign="left">
          <mrow>
            <mrow>
              <mi>S</mi>
              <mo stretchy="false">=</mo>
              <mo stretchy="false">{</mo>
            </mrow>
            <mrow>
              <mo fence="true" stretchy="false">[</mo>
              <mrow>
                <mrow>
                  <mi>φ</mi>
                  <mi>,</mi>
                  <mi>σ</mi>
                  <mi>,</mi>
                  <mi>ψ</mi>
                </mrow>
              </mrow>
              <mo fence="true" stretchy="false">]</mo>
            </mrow>
            <mrow>
              <mtext>  </mtext>
              <mo stretchy="false">∣</mo>
              <mtext/>
            </mrow>
          </mrow>
        </mtd>
      </mtr>
      <mtr>
        <mtd columnalign="left">
          <mrow>
            <mtext>      </mtext>
            <mrow>
              <mi>φ</mi>
              <mo stretchy="false">∈</mo>
              <mo stretchy="false">{</mo>
            </mrow>
            <mtext>idle</mtext>
            <mi>,</mi>
            <mtext>busy</mtext>
            <mo stretchy="false">}</mo>
            <mi>;</mi>
            <mtext> phase </mtext>
          </mrow>
        </mtd>
      </mtr>
      <mtr>
        <mtd columnalign="left">
          <mrow>
            <mtext>      </mtext>
            <mrow>
              <mi>ψ</mi>
              <mo stretchy="false">∈</mo>
              <msubsup>
                <mi mathvariant="italic">setI</mi>
                <mn>0</mn>
                <mi mathvariant="normal">∞</mi>
              </msubsup>
            </mrow>
            <mi>;</mi>
            <mtext>pending job count</mtext>
          </mrow>
        </mtd>
      </mtr>
      <mtr>
        <mtd columnalign="left">
          <mrow>
            <mtext>      </mtext>
            <mrow>
              <mi>σ</mi>
              <mo stretchy="false">∈</mo>
              <msubsup>
                <mi mathvariant="normal">ℝ</mi>
                <mn>0</mn>
                <mi mathvariant="normal">∞</mi>
              </msubsup>
            </mrow>
            <mo stretchy="false">}</mo>
            <mi>.</mi>
            <mtext>time to next internal event</mtext>
          </mrow>
        </mtd>
      </mtr>
      <mtr>
        <mtd>
          <mrow/>
        </mtd>
      </mtr>
      <mtr>
        <mtd columnalign="left">
          <mrow>
            <msub>
              <mi>δ</mi>
              <mtext>ext</mtext>
            </msub>
            <mrow>
              <mo fence="true" stretchy="false">(</mo>
              <mrow>
                <mrow>
                  <mrow>
                    <mo fence="true" stretchy="false">[</mo>
                    <mrow>
                      <mrow>
                        <mi>φ</mi>
                        <mi>,</mi>
                        <mi>σ</mi>
                        <mi>,</mi>
                        <mi>ψ</mi>
                      </mrow>
                    </mrow>
                    <mo fence="true" stretchy="false">]</mo>
                  </mrow>
                  <mi>,</mi>
                  <mi>e</mi>
                  <mi>,</mi>
                  <mi>x</mi>
                </mrow>
              </mrow>
              <mo fence="true" stretchy="false">)</mo>
            </mrow>
          </mrow>
        </mtd>
      </mtr>
      <mtr>
        <mtd columnalign="left">
          <mrow>
            <mrow>
              <mtext>     </mtext>
              <mo stretchy="false">=</mo>
              <mrow>
                <mrow>
                  <mo fence="true" stretchy="false">[</mo>
                  <mrow>
                    <mrow>
                      <mtext>busy</mtext>
                      <mi>,</mi>
                      <mtext>PROC-TIME</mtext>
                      <mi>,</mi>
                      <mn>1</mn>
                    </mrow>
                  </mrow>
                  <mo fence="true" stretchy="false">]</mo>
                </mrow>
                <mi>;</mi>
                <mtext>  </mtext>
                <mi mathvariant="italic">if</mi>
                <mrow>
                  <mi>φ</mi>
                  <mo stretchy="false">=</mo>
                  <mtext>idle</mtext>
                </mrow>
              </mrow>
            </mrow>
            <mi>;</mi>
          </mrow>
        </mtd>
      </mtr>
      <mtr>
        <mtd columnalign="left">
          <mrow>
            <mtext>        </mtext>
            <mrow>
              <mo fence="true" stretchy="false">[</mo>
              <mrow>
                <mrow>
                  <mi>φ</mi>
                  <mi>,</mi>
                  <mi>σ</mi>
                  <mi>,</mi>
                  <mrow>
                    <mi>ψ</mi>
                    <mo stretchy="false">+</mo>
                    <mn>1</mn>
                  </mrow>
                </mrow>
              </mrow>
              <mo fence="true" stretchy="false">]</mo>
            </mrow>
            <mi>;</mi>
            <mtext>               </mtext>
            <mi mathvariant="italic">otherwise</mi>
            <mo stretchy="false">}</mo>
            <mi>.</mi>
          </mrow>
        </mtd>
      </mtr>
      <mtr>
        <mtd>
          <mrow/>
        </mtd>
      </mtr>
      <mtr>
        <mtd columnalign="left">
          <mrow>
            <msub>
              <mi>δ</mi>
              <mtext>int</mtext>
            </msub>
            <mrow>
              <mo fence="true" stretchy="false">(</mo>
              <mrow>
                <mrow>
                  <mo fence="true" stretchy="false">[</mo>
                  <mrow>
                    <mrow>
                      <mi>φ</mi>
                      <mi>,</mi>
                      <mi>σ</mi>
                      <mi>,</mi>
                      <mi>ψ</mi>
                    </mrow>
                  </mrow>
                  <mo fence="true" stretchy="false">]</mo>
                </mrow>
              </mrow>
              <mo fence="true" stretchy="false">)</mo>
            </mrow>
          </mrow>
        </mtd>
      </mtr>
      <mtr>
        <mtd columnalign="left">
          <mrow>
            <mrow>
              <mtext>   </mtext>
              <mo stretchy="false">=</mo>
              <mo stretchy="false">{</mo>
            </mrow>
            <mrow>
              <mo fence="true" stretchy="false">[</mo>
              <mrow>
                <mrow>
                  <mtext>idle</mtext>
                  <mi>,</mi>
                  <mi mathvariant="normal">∞</mi>
                  <mi>,</mi>
                  <mn>0</mn>
                </mrow>
              </mrow>
              <mo fence="true" stretchy="false">]</mo>
            </mrow>
            <mtext>    </mtext>
            <mi mathvariant="italic">if</mi>
            <mrow>
              <mi>ψ</mi>
              <mo stretchy="false">&lt;</mo>
              <mn>1</mn>
            </mrow>
            <mi>;</mi>
          </mrow>
        </mtd>
      </mtr>
      <mtr>
        <mtd columnalign="left">
          <mrow>
            <mtext>        </mtext>
            <mrow>
              <mo fence="true" stretchy="false">[</mo>
              <mrow>
                <mrow>
                  <mi>φ</mi>
                  <mi>,</mi>
                  <mi>σ</mi>
                  <mi>,</mi>
                  <mrow>
                    <mi>ψ</mi>
                    <mo stretchy="false">−</mo>
                    <mn>1</mn>
                  </mrow>
                </mrow>
              </mrow>
              <mo fence="true" stretchy="false">]</mo>
            </mrow>
            <mtext>   </mtext>
            <mi mathvariant="italic">otherwise</mi>
            <mo stretchy="false">}</mo>
            <mi>.</mi>
          </mrow>
        </mtd>
      </mtr>
      <mtr>
        <mtd columnalign="left">
          <mrow>
            <mi>λ</mi>
            <mrow>
              <mrow>
                <mo fence="true" stretchy="false">(</mo>
                <mrow>
                  <mrow>
                    <mo fence="true" stretchy="false">[</mo>
                    <mrow>
                      <mrow>
                        <mi>φ</mi>
                        <mi>,</mi>
                        <mi>σ</mi>
                        <mi>,</mi>
                        <mi>ψ</mi>
                      </mrow>
                    </mrow>
                    <mo fence="true" stretchy="false">]</mo>
                  </mrow>
                </mrow>
                <mo fence="true" stretchy="false">)</mo>
              </mrow>
              <mo stretchy="false">=</mo>
              <mn>1.</mn>
            </mrow>
          </mrow>
        </mtd>
      </mtr>
      <mtr>
        <mtd columnalign="left">
          <mrow>
            <mi mathvariant="italic">ta</mi>
            <mrow>
              <mrow>
                <mo fence="true" stretchy="false">(</mo>
                <mrow>
                  <mrow>
                    <mo fence="true" stretchy="false">[</mo>
                    <mrow>
                      <mrow>
                        <mi>φ</mi>
                        <mi>,</mi>
                        <mi>σ</mi>
                        <mi>,</mi>
                        <mi>ψ</mi>
                      </mrow>
                    </mrow>
                    <mo fence="true" stretchy="false">]</mo>
                  </mrow>
                </mrow>
                <mo fence="true" stretchy="false">)</mo>
              </mrow>
              <mo stretchy="false">=</mo>
              <mi>σ</mi>
            </mrow>
            <mi>.</mi>
          </mrow>
        </mtd>
      </mtr>
    </mtable>
    <annotation encoding="StarMath 5.0">"Has a control variable \"PROC_TIME\" which indicates the time to complete a job." newline
"This processer can receive jobs while it is processing. It does this by incrementing a counter." newline
newline
alignl DEVS_{"buff_proc"} = [ X, Y, S, δ_{ "ext" }, δ_{ "int" },λ, ta]. newline
newline 
alignl X = setR. "could be anything really" newline 
alignl Y = setR. "could be anything really (yes that is a pun)" newline 

alignl S = \{ [ φ, σ, ψ ] "  " divides  "" newline 
alignl "      " φ in \{"idle","busy"\}; " phase " newline 
alignl "      " ψ in setI_{0}^{infinity}; "pending job count" newline
alignl "      " σ in setR_{0}^{infinity} \}. "time to next internal event" newline 
newline
alignl δ_{ "ext" }( [ φ, σ, ψ ], e, x ) newline 
alignl "     " = { ["busy", "PROC-TIME", 1]; "  " if φ = "idle" }; newline
alignl "        "  [ φ, σ, ψ + 1 ]; "               " otherwise \}. newline
newline
alignl δ_{ "int" }( [ φ, σ, ψ ] ) newline 
alignl "   " = \{ [ "idle", infinity, 0 ] "    " if ψ &lt;1 ; newline 
alignl "        " [ φ, σ, ψ - 1 ] "   " otherwise \}. newline

alignl λ( [ φ, σ, ψ ]  ) = 1. newline
alignl ta( [ φ, σ, ψ ] ) = σ. newline
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4T12:43:19.802000000</meta:creation-date>
    <meta:generator>LibreOffice/4.3.1.2$Windows_x86 LibreOffice_project/958349dc3b25111dbca392fbc281a05559ef6848</meta:generator>
    <dc:date>2014-10-08T15:59:05.022000000</dc:date>
    <meta:editing-duration>PT16S</meta:editing-duration>
    <meta:editing-cycles>1</meta:editing-cycles>
  </office:meta>
</office:document-meta>
</file>